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6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6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shapes>
          <draw:frame draw:z-index="0" draw:style-name="gr1" draw:text-style-name="P1" svg:width="15.999cm" svg:height="8.999cm" svg:x="8.289cm" svg:y="5.97cm">
            <draw:object draw:notify-on-update-of-ranges="Tabelle1.B14:Tabelle1.B14 Tabelle1.B15:Tabelle1.B26 Tabelle1.C14:Tabelle1.C14 Tabelle1.C15:Tabelle1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Ankunft</text:p>
          </table:table-cell>
          <table:table-cell table:style-name="ce3" office:value-type="string" calcext:value-type="string">
            <text:p>Abfahrt</text:p>
          </table:table-cell>
          <table:table-cell table:style-name="ce9" office:value-type="string" calcext:value-type="string">
            <text:p>Entfernung</text:p>
          </table:table-cell>
          <table:table-cell/>
        </table:table-row>
        <table:table-row table:style-name="ro1">
          <table:table-cell table:style-name="ce1" office:value-type="string" calcext:value-type="string">
            <text:p>Ulm Hbf</text:p>
          </table:table-cell>
          <table:table-cell table:style-name="ce4"/>
          <table:table-cell table:style-name="ce5" office:value-type="time" office:time-value="PT19H10M00S" calcext:value-type="time">
            <text:p>19: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1" office:value-type="string" calcext:value-type="string">
            <text:p>Stuttgart Hbf</text:p>
          </table:table-cell>
          <table:table-cell table:style-name="ce5" office:value-type="time" office:time-value="PT20H05M00S" calcext:value-type="time">
            <text:p>20:05</text:p>
          </table:table-cell>
          <table:table-cell table:style-name="ce5" office:value-type="time" office:time-value="PT20H12M00S" calcext:value-type="time">
            <text:p>20:1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1" office:value-type="string" calcext:value-type="string">
            <text:p>Wieseloch-Walldorf</text:p>
          </table:table-cell>
          <table:table-cell table:style-name="ce5" office:value-type="time" office:time-value="PT20H43M00S" calcext:value-type="time">
            <text:p>20:43</text:p>
          </table:table-cell>
          <table:table-cell table:style-name="ce5" office:value-type="time" office:time-value="PT20H44M00S" calcext:value-type="time">
            <text:p>20:4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1" office:value-type="string" calcext:value-type="string">
            <text:p>Heidelberg Hbf</text:p>
          </table:table-cell>
          <table:table-cell table:style-name="ce5" office:value-type="time" office:time-value="PT20H53M00S" calcext:value-type="time">
            <text:p>20:53</text:p>
          </table:table-cell>
          <table:table-cell table:style-name="ce5" office:value-type="time" office:time-value="PT20H55M00S" calcext:value-type="time">
            <text:p>20: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1" office:value-type="string" calcext:value-type="string">
            <text:p>Weinheim Hbf</text:p>
          </table:table-cell>
          <table:table-cell table:style-name="ce5" office:value-type="time" office:time-value="PT21H07M00S" calcext:value-type="time">
            <text:p>21:07</text:p>
          </table:table-cell>
          <table:table-cell table:style-name="ce5" office:value-type="time" office:time-value="PT21H09M00S" calcext:value-type="time">
            <text:p>21: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1" office:value-type="string" calcext:value-type="string">
            <text:p>Bensheim </text:p>
          </table:table-cell>
          <table:table-cell table:style-name="ce5" office:value-type="time" office:time-value="PT21H17M00S" calcext:value-type="time">
            <text:p>21:17</text:p>
          </table:table-cell>
          <table:table-cell table:style-name="ce5" office:value-type="time" office:time-value="PT21H19M00S" calcext:value-type="time">
            <text:p>21: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1" office:value-type="string" calcext:value-type="string">
            <text:p>Darmstadt Hbf</text:p>
          </table:table-cell>
          <table:table-cell table:style-name="ce5" office:value-type="time" office:time-value="PT21H31M00S" calcext:value-type="time">
            <text:p>21:31</text:p>
          </table:table-cell>
          <table:table-cell table:style-name="ce5"/>
          <table:table-cell office:value-type="float" office:value="21" calcext:value-type="float">
            <text:p>21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Summe</text:p>
          </table:table-cell>
          <table:table-cell table:formula="of:=SUM([.D4:.D10])" office:value-type="float" office:value="235" calcext:value-type="float">
            <text:p>235</text:p>
          </table:table-cell>
          <table:table-cell office:value-type="string" calcext:value-type="string">
            <text:p>km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Zeiten</text:p>
          </table:table-cell>
          <table:table-cell table:style-name="ce7" office:value-type="string" calcext:value-type="string">
            <text:p>Kilomete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time" office:time-value="PT19H10M00S" calcext:value-type="time">
            <text:p>19:1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time" office:time-value="PT20H05M00S" calcext:value-type="time">
            <text:p>20:05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time" office:time-value="PT20H12M00S" calcext:value-type="time">
            <text:p>20:12</text:p>
          </table:table-cell>
          <table:table-cell table:style-name="ce8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time" office:time-value="PT20H43M00S" calcext:value-type="time">
            <text:p>20:43</text:p>
          </table:table-cell>
          <table:table-cell table:style-name="ce4" table:formula="of:=68 +[.C16]"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time" office:time-value="PT20H44M00S" calcext:value-type="time">
            <text:p>20:44</text:p>
          </table:table-cell>
          <table:table-cell table:style-name="ce8"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time" office:time-value="PT20H53M00S" calcext:value-type="time">
            <text:p>20:53</text:p>
          </table:table-cell>
          <table:table-cell table:style-name="ce8" table:formula="of:=10 + [.C18]"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time" office:time-value="PT20H55M00S" calcext:value-type="time">
            <text:p>20:55</text:p>
          </table:table-cell>
          <table:table-cell table:style-name="ce8"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time" office:time-value="PT21H07M00S" calcext:value-type="time">
            <text:p>21:07</text:p>
          </table:table-cell>
          <table:table-cell table:style-name="ce8" table:formula="of:= 10 +[.C20]"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time" office:time-value="PT21H09M00S" calcext:value-type="time">
            <text:p>21:09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time" office:time-value="PT21H17M00S" calcext:value-type="time">
            <text:p>21:17</text:p>
          </table:table-cell>
          <table:table-cell table:style-name="ce8" table:formula="of:= 32 + [.C22]"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time" office:time-value="PT21H19M00S" calcext:value-type="time">
            <text:p>21:19</text:p>
          </table:table-cell>
          <table:table-cell table:style-name="ce8"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time" office:time-value="PT21H31M00S" calcext:value-type="time">
            <text:p>21:31</text:p>
          </table:table-cell>
          <table:table-cell table:style-name="ce8" table:formula="of:= 21 + [.C24]" office:value-type="float" office:value="235" calcext:value-type="float">
            <text:p>235</text:p>
          </table:table-cell>
          <table:table-cell table:number-columns-repeated="2"/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5T12:31:11.233147200</meta:creation-date>
    <dc:date>2025-04-25T12:52:58.519173400</dc:date>
    <meta:editing-duration>PT21M46S</meta:editing-duration>
    <meta:editing-cycles>5</meta:editing-cycles>
    <meta:generator>LibreOffice/25.2.2.2$Windows_X86_64 LibreOffice_project/7370d4be9e3cf6031a51beef54ff3bda878e3fac</meta:generator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1">
      <number:number number:decimal-places="0" number:min-decimal-places="0" number:min-integer-digits="1"/>
    </number:number-style>
    <number:time-style style:name="N6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36cm" svg:y="4.198cm" style:legend-expansion="high" chart:style-name="ch2"/>
        <chart:plot-area chart:style-name="ch3" svg:x="0.32cm" svg:y="0.18cm" svg:width="12.496cm" svg:height="8.64cm">
          <chart:coordinate-region svg:x="1.171cm" svg:y="0.382cm" svg:width="11.19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15:Tabelle1.C26" chart:label-cell-address="Tabelle1.C14:Tabelle1.C14" chart:class="chart:scatter">
            <chart:domain table:cell-range-address="Tabelle1.B15:Tabelle1.B26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Kilometer</text:p>
                <draw:g>
                  <svg:desc>Tabelle1.C14:Tabelle1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8611111111111">
                <text:p>0.798611111111111</text:p>
                <draw:g>
                  <svg:desc>Tabelle1.B15:Tabelle1.B26</svg:desc>
                </draw:g>
              </table:table-cell>
              <table:table-cell office:value-type="float" office:value="0">
                <text:p>0</text:p>
                <draw:g>
                  <svg:desc>Tabelle1.C15:Tabelle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6805555555556">
                <text:p>0.8368055555555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41666666666667">
                <text:p>0.84166666666666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3194444444445">
                <text:p>0.86319444444444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3888888888889">
                <text:p>0.86388888888888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0138888888889">
                <text:p>0.87013888888888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1527777777778">
                <text:p>0.87152777777777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9861111111111">
                <text:p>0.87986111111111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125">
                <text:p>0.8812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6805555555556">
                <text:p>0.88680555555555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8194444444444">
                <text:p>0.88819444444444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96527777777778">
                <text:p>0.896527777777778</text:p>
              </table:table-cell>
              <table:table-cell office:value-type="float" office:value="235">
                <text:p>2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2.2$Windows_X86_64 LibreOffice_project/7370d4be9e3cf6031a51beef54ff3bda878e3f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